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 i in {1..10}; do pdflatex -halt-on-error -interaction=nonstopmode hw10.tex ; sleep 5; 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9T15:39:54.352921075</meta:creation-date>
    <dc:date>2021-04-29T15:40:12.400551059</dc:date>
    <meta:editing-duration>PT18S</meta:editing-duration>
    <meta:editing-cycles>1</meta:editing-cycles>
    <meta:document-statistic meta:table-count="0" meta:image-count="0" meta:object-count="0" meta:page-count="1" meta:paragraph-count="1" meta:word-count="13" meta:character-count="94" meta:non-whitespace-character-count="82"/>
    <meta:generator>LibreOffice/7.1.2.2$Linux_X86_64 LibreOffice_project/5751006d328844ba3fa6124ed263bbf122f0788a</meta:generator>
  </office:meta>
</office:document-meta>
</file>